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gr1" style:family="graphic">
      <style:graphic-properties draw:textarea-horizontal-align="left" draw:textarea-vertical-align="top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1.7378in" svg:height="0.8378in" svg:x="4.4807in" svg:y="0.1181in"><text:p text:style-name="P1"><text:span text:style-name="T1">info</text:span></text:p><text:p text:style-name="P2"/><text:p text:style-name="P2">version<text:tab/>double</text:p><text:p text:style-name="P2"/></draw:rect><draw:rect text:anchor-type="paragraph" draw:z-index="1" draw:style-name="gr1" draw:text-style-name="P1" svg:width="2.863in" svg:height="1.3752in" svg:x="0.3681in" svg:y="0.1055in"><text:p text:style-name="P1"><text:span text:style-name="T1">photo</text:span></text:p><text:p text:style-name="P2"/><text:p text:style-name="P1">photo_id<text:tab/><text:tab/>integer<text:tab/>PK</text:p><text:p text:style-name="P1">date_shot<text:tab/><text:tab/>date</text:p><text:p text:style-name="P1">path<text:tab/><text:tab/><text:tab/><text:tab/>varchar(1000)</text:p><text:p text:style-name="P1">is_path_relative<text:tab/>boolean</text:p><text:p text:style-name="P1"/><text:p text:style-name="P2"/></draw:rect><draw:rect text:anchor-type="paragraph" draw:z-index="2" draw:style-name="gr1" draw:text-style-name="P1" svg:width="3.2252in" svg:height="1.3504in" svg:x="0.1929in" svg:y="1.6681in"><text:p text:style-name="P1"><text:span text:style-name="T1">tag</text:span></text:p><text:p text:style-name="P2"/><text:p text:style-name="P1">tag_id<text:tab/><text:tab/><text:tab/><text:tab/>integer<text:tab/>PK</text:p><text:p text:style-name="P1">name<text:tab/><text:tab/><text:tab/><text:tab/>varchar(250)</text:p><text:p text:style-name="P1">parent_tag_id<text:tab/><text:tab/>integer<text:tab/>NULL</text:p><text:p text:style-name="P1"/></draw:rect><draw:rect text:anchor-type="paragraph" draw:z-index="3" draw:style-name="gr1" draw:text-style-name="P1" svg:width="2.2504in" svg:height="0.913in" svg:x="4.2681in" svg:y="1.2429in"><text:p text:style-name="P1"><text:span text:style-name="T1">photo_tag</text:span></text:p><text:p text:style-name="P2"/><text:p text:style-name="P1">photo_id<text:tab/><text:tab/>integer</text:p><text:p text:style-name="P1">tag_id<text:tab/><text:tab/><text:tab/><text:tab/>integer</text:p></draw:rect><draw:rect text:anchor-type="paragraph" draw:z-index="4" draw:style-name="gr1" draw:text-style-name="P1" svg:width="2.2504in" svg:height="0.913in" svg:x="4.2807in" svg:y="2.3181in"><text:p text:style-name="P1"><text:span text:style-name="T1">tag_children</text:span></text:p><text:p text:style-name="P1"><text:span text:style-name="T1"/></text:p><text:p text:style-name="P1">tag_id<text:tab/><text:tab/><text:tab/><text:tab/>integer</text:p><text:p text:style-name="P1">child_tag_id<text:tab/><text:tab/>integer</text:p></draw:rect><draw:line text:anchor-type="paragraph" draw:z-index="5" draw:style-name="gr2" draw:text-style-name="P2" svg:x1="3.2307in" svg:y1="0.6555in" svg:x2="4.2681in" svg:y2="1.6307in"><text:p/></draw:line><draw:line text:anchor-type="paragraph" draw:z-index="6" draw:style-name="gr2" draw:text-style-name="P2" svg:x1="3.4429in" svg:y1="2.1681in" svg:x2="4.2681in" svg:y2="1.7681in"><text:p/></draw:line><draw:line text:anchor-type="paragraph" draw:z-index="7" draw:style-name="gr2" draw:text-style-name="P2" svg:x1="3.4429in" svg:y1="2.4055in" svg:x2="4.2803in" svg:y2="2.5181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3-12T14:59:21</meta:creation-date>
    <dc:date>2009-03-14T22:10:58</dc:date>
    <dc:language>en-US</dc:language>
    <meta:editing-cycles>6</meta:editing-cycles>
    <meta:editing-duration>PT1H34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